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3" style:family="paragraph">
      <style:text-properties fo:font-family="'Times New Roman'" style:font-family-generic="roman" style:font-pitch="variable" fo:font-size="1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cm" svg:height="1cm" svg:x="1cm" svg:y="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1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2.558cm" svg:y="1.937cm">
            <draw:text-box>
              <text:p text:style-name="P2">× 2</text:p>
            </draw:text-box>
          </draw:frame>
        </draw:g>
        <draw:g>
          <draw:custom-shape draw:style-name="gr1" draw:text-style-name="P1" draw:layer="layout" svg:width="6cm" svg:height="1cm" svg:x="14cm" svg:y="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15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1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15.558cm" svg:y="1.937cm">
            <draw:text-box>
              <text:p text:style-name="P2">× 4</text:p>
            </draw:text-box>
          </draw:frame>
        </draw:g>
        <draw:g>
          <draw:custom-shape draw:style-name="gr1" draw:text-style-name="P1" draw:layer="layout" svg:width="6cm" svg:height="1cm" svg:x="1cm" svg:y="5.48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4.4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4.98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992cm" svg:height="1.25cm" svg:x="2.558cm" svg:y="5.421cm">
            <draw:text-box>
              <text:p text:style-name="P3">× (-1)</text:p>
            </draw:text-box>
          </draw:frame>
        </draw:g>
        <draw:g>
          <draw:custom-shape draw:style-name="gr1" draw:text-style-name="P1" draw:layer="layout" svg:width="6cm" svg:height="1cm" svg:x="14cm" svg:y="5.48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15cm" svg:y="4.4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4.98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992cm" svg:height="1.25cm" svg:x="15.594cm" svg:y="5.517cm">
            <draw:text-box>
              <text:p text:style-name="P3">× (-3)</text:p>
            </draw:text-box>
          </draw:frame>
        </draw:g>
        <draw:g>
          <draw:custom-shape draw:style-name="gr1" draw:text-style-name="P1" draw:layer="layout" svg:width="6cm" svg:height="1cm" svg:x="1cm" svg:y="9.0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8.0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8.53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2.558cm" svg:y="8.971cm">
            <draw:text-box>
              <text:p text:style-name="P2">+ 2</text:p>
            </draw:text-box>
          </draw:frame>
        </draw:g>
        <draw:g>
          <draw:custom-shape draw:style-name="gr1" draw:text-style-name="P1" draw:layer="layout" svg:width="6cm" svg:height="1cm" svg:x="14cm" svg:y="9.0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15cm" svg:y="8.0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8.53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15.558cm" svg:y="8.971cm">
            <draw:text-box>
              <text:p text:style-name="P2">+ 1</text:p>
            </draw:text-box>
          </draw:frame>
        </draw:g>
        <draw:g>
          <draw:custom-shape draw:style-name="gr1" draw:text-style-name="P1" draw:layer="layout" svg:width="6cm" svg:height="1cm" svg:x="1cm" svg:y="12.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11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12.1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2.558cm" svg:y="12.617cm">
            <draw:text-box>
              <text:p text:style-name="P2">+ 4</text:p>
            </draw:text-box>
          </draw:frame>
        </draw:g>
        <draw:g>
          <draw:custom-shape draw:style-name="gr1" draw:text-style-name="P1" draw:layer="layout" svg:width="6cm" svg:height="1cm" svg:x="14cm" svg:y="12.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15cm" svg:y="11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12.1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15.558cm" svg:y="12.617cm">
            <draw:text-box>
              <text:p text:style-name="P2">+ 6</text:p>
            </draw:text-box>
          </draw:frame>
        </draw:g>
        <draw:g>
          <draw:custom-shape draw:style-name="gr1" draw:text-style-name="P1" draw:layer="layout" svg:width="6cm" svg:height="1cm" svg:x="1cm" svg:y="16.39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15.3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15.8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2.558cm" svg:y="16.328cm">
            <draw:text-box>
              <text:p text:style-name="P2">+ 7</text:p>
            </draw:text-box>
          </draw:frame>
        </draw:g>
        <draw:g>
          <draw:custom-shape draw:style-name="gr1" draw:text-style-name="P1" draw:layer="layout" svg:width="6cm" svg:height="1cm" svg:x="14cm" svg:y="16.39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15cm" svg:y="15.3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15.8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15.558cm" svg:y="16.328cm">
            <draw:text-box>
              <text:p text:style-name="P2">+ 9</text:p>
            </draw:text-box>
          </draw:frame>
        </draw:g>
        <draw:g>
          <draw:custom-shape draw:style-name="gr1" draw:text-style-name="P1" draw:layer="layout" svg:width="6cm" svg:height="1cm" svg:x="1cm" svg:y="20.00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19.0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19.50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2.558cm" svg:y="19.942cm">
            <draw:text-box>
              <text:p text:style-name="P2">× 4</text:p>
            </draw:text-box>
          </draw:frame>
        </draw:g>
        <draw:g>
          <draw:custom-shape draw:style-name="gr1" draw:text-style-name="P1" draw:layer="layout" svg:width="6cm" svg:height="1cm" svg:x="14cm" svg:y="20.00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15cm" svg:y="19.0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19.50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15.558cm" svg:y="19.942cm">
            <draw:text-box>
              <text:p text:style-name="P2">× 6</text:p>
            </draw:text-box>
          </draw:frame>
        </draw:g>
        <draw:g>
          <draw:custom-shape draw:style-name="gr1" draw:text-style-name="P1" draw:layer="layout" svg:width="6cm" svg:height="1cm" svg:x="7.501cm" svg:y="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501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001cm" svg:y="1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9.059cm" svg:y="1.937cm">
            <draw:text-box>
              <text:p text:style-name="P2">× 3</text:p>
            </draw:text-box>
          </draw:frame>
        </draw:g>
        <draw:g>
          <draw:custom-shape draw:style-name="gr1" draw:text-style-name="P1" draw:layer="layout" svg:width="6cm" svg:height="1cm" svg:x="7.5cm" svg:y="5.47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5cm" svg:y="4.4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cm" svg:y="4.97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992cm" svg:height="1.25cm" svg:x="9.094cm" svg:y="5.504cm">
            <draw:text-box>
              <text:p text:style-name="P3">× (-2)</text:p>
            </draw:text-box>
          </draw:frame>
        </draw:g>
        <draw:g>
          <draw:custom-shape draw:style-name="gr1" draw:text-style-name="P1" draw:layer="layout" svg:width="6cm" svg:height="1cm" svg:x="7.587cm" svg:y="9.00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587cm" svg:y="8.0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087cm" svg:y="8.50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9.145cm" svg:y="8.942cm">
            <draw:text-box>
              <text:p text:style-name="P2">+ 3</text:p>
            </draw:text-box>
          </draw:frame>
        </draw:g>
        <draw:g>
          <draw:custom-shape draw:style-name="gr1" draw:text-style-name="P1" draw:layer="layout" svg:width="6cm" svg:height="1cm" svg:x="7.587cm" svg:y="12.6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587cm" svg:y="11.6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087cm" svg:y="12.15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9.145cm" svg:y="12.588cm">
            <draw:text-box>
              <text:p text:style-name="P2">+ 5</text:p>
            </draw:text-box>
          </draw:frame>
        </draw:g>
        <draw:g>
          <draw:custom-shape draw:style-name="gr1" draw:text-style-name="P1" draw:layer="layout" svg:width="6cm" svg:height="1cm" svg:x="7.645cm" svg:y="16.3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645cm" svg:y="15.3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145cm" svg:y="15.86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9.203cm" svg:y="16.299cm">
            <draw:text-box>
              <text:p text:style-name="P2">+ 8</text:p>
            </draw:text-box>
          </draw:frame>
        </draw:g>
        <draw:g>
          <draw:custom-shape draw:style-name="gr1" draw:text-style-name="P1" draw:layer="layout" svg:width="6cm" svg:height="1cm" svg:x="7.673cm" svg:y="19.9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673cm" svg:y="18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173cm" svg:y="19.47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9.231cm" svg:y="19.913cm">
            <draw:text-box>
              <text:p text:style-name="P2">× 5</text:p>
            </draw:text-box>
          </draw:frame>
        </draw:g>
        <draw:g>
          <draw:custom-shape draw:style-name="gr1" draw:text-style-name="P1" draw:layer="layout" svg:width="6cm" svg:height="1cm" svg:x="1cm" svg:y="23.4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22.4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22.91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2.558cm" svg:y="23.352cm">
            <draw:text-box>
              <text:p text:style-name="P2">+ 2</text:p>
            </draw:text-box>
          </draw:frame>
        </draw:g>
        <draw:g>
          <draw:custom-shape draw:style-name="gr1" draw:text-style-name="P1" draw:layer="layout" svg:width="6cm" svg:height="1cm" svg:x="14cm" svg:y="23.4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15cm" svg:y="22.4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22.91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15.558cm" svg:y="23.352cm">
            <draw:text-box>
              <text:p text:style-name="P2">+ 1</text:p>
            </draw:text-box>
          </draw:frame>
        </draw:g>
        <draw:g>
          <draw:custom-shape draw:style-name="gr1" draw:text-style-name="P1" draw:layer="layout" svg:width="6cm" svg:height="1cm" svg:x="1cm" svg:y="26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2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26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2.558cm" svg:y="26.637cm">
            <draw:text-box>
              <text:p text:style-name="P2">+ 4</text:p>
            </draw:text-box>
          </draw:frame>
        </draw:g>
        <draw:g>
          <draw:custom-shape draw:style-name="gr1" draw:text-style-name="P1" draw:layer="layout" svg:width="6cm" svg:height="1cm" svg:x="14cm" svg:y="26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15cm" svg:y="2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26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15.558cm" svg:y="26.637cm">
            <draw:text-box>
              <text:p text:style-name="P2">+ 6</text:p>
            </draw:text-box>
          </draw:frame>
        </draw:g>
        <draw:g>
          <draw:custom-shape draw:style-name="gr1" draw:text-style-name="P1" draw:layer="layout" svg:width="6cm" svg:height="1cm" svg:x="7.587cm" svg:y="23.3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587cm" svg:y="22.3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087cm" svg:y="22.88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9.145cm" svg:y="23.323cm">
            <draw:text-box>
              <text:p text:style-name="P2">+ 3</text:p>
            </draw:text-box>
          </draw:frame>
        </draw:g>
        <draw:g>
          <draw:custom-shape draw:style-name="gr1" draw:text-style-name="P1" draw:layer="layout" svg:width="6cm" svg:height="1cm" svg:x="7.587cm" svg:y="26.67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587cm" svg:y="25.6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087cm" svg:y="26.17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27cm" svg:height="1.25cm" svg:x="9.145cm" svg:y="26.608cm">
            <draw:text-box>
              <text:p text:style-name="P2">+ 5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9-02-09T19:51:49</meta:creation-date>
    <dc:date>2019-02-09T20:04:32</dc:date>
    <meta:editing-duration>PT00H12M45S</meta:editing-duration>
    <meta:editing-cycles>3</meta:editing-cycles>
    <meta:generator>NeoOffice/3.4$Unix OpenOffice.org_project/Patch 0</meta:generator>
    <meta:document-statistic meta:object-count="120"/>
  </office:meta>
</office:document-meta>
</file>